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83ca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c5000b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004586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579d1c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ffd32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4b1f6f" draw:textarea-horizontal-align="justify" draw:textarea-vertical-align="middle" draw:auto-grow-height="false" fo:min-height="0cm" fo:min-width="0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width="0.1cm" draw:marker-start-width="0.35cm" draw:marker-end-width="0.35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fill="solid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80808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="solid" draw:fill-color="#2e3436" draw:textarea-horizontal-align="justify" draw:textarea-vertical-align="middle" draw:auto-grow-height="false" fo:min-height="0cm" fo:min-width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Tetris</text:p>
          </draw:text-box>
        </draw:frame>
        <draw:g>
          <draw:custom-shape draw:style-name="gr1" draw:text-style-name="P1" draw:layer="layout" svg:width="0.81cm" svg:height="0.81cm" svg:x="17.656cm" svg:y="13.02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81cm" svg:height="0.81cm" svg:x="18.466cm" svg:y="13.0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809cm" svg:height="0.81cm" svg:x="19.276cm" svg:y="13.0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81cm" svg:height="0.81cm" svg:x="20.085cm" svg:y="13.0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81cm" svg:height="0.81cm" svg:x="17.736cm" svg:y="5.3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809cm" svg:height="0.81cm" svg:x="18.546cm" svg:y="5.3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809cm" svg:height="0.811cm" svg:x="18.546cm" svg:y="6.1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81cm" svg:height="0.81cm" svg:x="19.355cm" svg:y="6.16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809cm" svg:height="0.81cm" svg:x="4.087cm" svg:y="5.5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81cm" svg:height="0.81cm" svg:x="4.896cm" svg:y="5.5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81cm" svg:height="0.81cm" svg:x="5.706cm" svg:y="5.5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81cm" svg:height="0.81cm" svg:x="5.706cm" svg:y="4.74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81cm" svg:height="0.81cm" svg:x="13.424cm" svg:y="5.42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09cm" svg:height="0.81cm" svg:x="14.234cm" svg:y="5.42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1cm" svg:height="0.81cm" svg:x="15.043cm" svg:y="5.42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1cm" svg:height="0.81cm" svg:x="15.043cm" svg:y="6.2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0.81cm" svg:height="0.81cm" svg:x="22.801cm" svg:y="5.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809cm" svg:height="0.81cm" svg:x="23.611cm" svg:y="5.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81cm" svg:height="0.81cm" svg:x="21.991cm" svg:y="6.01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81cm" svg:height="0.811cm" svg:x="22.801cm" svg:y="6.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" draw:layer="layout" svg:width="0.81cm" svg:height="0.811cm" svg:x="22.825cm" svg:y="12.98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809cm" svg:height="0.81cm" svg:x="23.635cm" svg:y="12.98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81cm" svg:height="0.81cm" svg:x="22.825cm" svg:y="13.79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809cm" svg:height="0.81cm" svg:x="23.635cm" svg:y="13.79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809cm" svg:height="0.81cm" svg:x="8.881cm" svg:y="5.45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81cm" svg:height="0.811cm" svg:x="9.69cm" svg:y="5.45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81cm" svg:height="0.811cm" svg:x="10.5cm" svg:y="5.45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81cm" svg:height="0.81cm" svg:x="9.69cm" svg:y="6.26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81cm" svg:height="0.81cm" draw:transform="rotate (1.5707963267949) translate (18.508cm 19.395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81cm" svg:height="0.81cm" draw:transform="rotate (1.5707963267949) translate (18.507cm 18.585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809cm" svg:height="0.81cm" draw:transform="rotate (1.5707963267949) translate (18.507cm 17.775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81cm" svg:height="0.81cm" draw:transform="rotate (1.5707963267949) translate (18.507cm 16.966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809cm" svg:height="0.81cm" draw:transform="rotate (-1.5707963267949) translate (5.701cm 7.84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81cm" svg:height="0.81cm" draw:transform="rotate (-1.5707963267949) translate (5.701cm 8.654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81cm" svg:height="0.81cm" draw:transform="rotate (-1.5707963267949) translate (5.701cm 9.464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81cm" svg:height="0.81cm" draw:transform="rotate (-1.5707963267949) translate (6.512cm 9.464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809cm" svg:height="0.81cm" draw:transform="rotate (-3.14159265358979) translate (6.816cm 13.961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81cm" svg:height="0.81cm" draw:transform="rotate (-3.14159265358979) translate (6.007cm 13.961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81cm" svg:height="0.81cm" draw:transform="rotate (-3.14159265358979) translate (5.197cm 13.961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81cm" svg:height="0.81cm" draw:transform="rotate (-3.14159265358979) translate (5.197cm 14.772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809cm" svg:height="0.81cm" draw:transform="rotate (1.5707963267949) translate (5.199cm 18.576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81cm" svg:height="0.81cm" draw:transform="rotate (1.5707963267949) translate (5.199cm 17.767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81cm" svg:height="0.81cm" draw:transform="rotate (1.5707963267949) translate (5.199cm 16.957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81cm" svg:height="0.81cm" draw:transform="rotate (1.5707963267949) translate (4.388cm 16.957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809cm" svg:height="0.81cm" draw:transform="rotate (-1.5707963267949) translate (10.899cm 8.65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81cm" svg:height="0.811cm" draw:transform="rotate (-1.5707963267949) translate (10.9cm 9.459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81cm" svg:height="0.811cm" draw:transform="rotate (-1.5707963267949) translate (10.9cm 10.269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81cm" svg:height="0.81cm" draw:transform="rotate (-1.5707963267949) translate (10.089cm 9.459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809cm" svg:height="0.81cm" draw:transform="rotate (-3.14159265358979) translate (11.701cm 13.969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81cm" svg:height="0.811cm" draw:transform="rotate (-3.14159265358979) translate (10.892cm 13.97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81cm" svg:height="0.811cm" draw:transform="rotate (-3.14159265358979) translate (10.082cm 13.97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81cm" svg:height="0.81cm" draw:transform="rotate (-3.14159265358979) translate (10.892cm 13.159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809cm" svg:height="0.81cm" draw:transform="rotate (1.5707963267949) translate (10.081cm 18.471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81cm" svg:height="0.811cm" draw:transform="rotate (1.5707963267949) translate (10.08cm 17.662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81cm" svg:height="0.811cm" draw:transform="rotate (1.5707963267949) translate (10.08cm 16.852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81cm" svg:height="0.81cm" draw:transform="rotate (1.5707963267949) translate (10.891cm 17.662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81cm" svg:height="0.81cm" draw:transform="rotate (-1.5707963267949) translate (15.046cm 8.51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09cm" svg:height="0.81cm" draw:transform="rotate (-1.5707963267949) translate (15.046cm 9.32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1cm" svg:height="0.81cm" draw:transform="rotate (-1.5707963267949) translate (15.046cm 10.133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1cm" svg:height="0.81cm" draw:transform="rotate (-1.5707963267949) translate (14.236cm 10.133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81cm" svg:height="0.81cm" draw:transform="rotate (-3.14159265358979) translate (15.856cm 13.935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09cm" svg:height="0.81cm" draw:transform="rotate (-3.14159265358979) translate (15.046cm 13.935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1cm" svg:height="0.81cm" draw:transform="rotate (-3.14159265358979) translate (14.237cm 13.935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1cm" svg:height="0.81cm" draw:transform="rotate (-3.14159265358979) translate (14.237cm 13.125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81cm" svg:height="0.81cm" draw:transform="rotate (1.5707963267949) translate (14.226cm 18.436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09cm" svg:height="0.81cm" draw:transform="rotate (1.5707963267949) translate (14.226cm 17.626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1cm" svg:height="0.81cm" draw:transform="rotate (1.5707963267949) translate (14.226cm 16.817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1cm" svg:height="0.81cm" draw:transform="rotate (1.5707963267949) translate (15.036cm 16.817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81cm" svg:height="0.81cm" draw:transform="rotate (-1.5707963267949) translate (19.256cm 8.546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809cm" svg:height="0.81cm" draw:transform="rotate (-1.5707963267949) translate (19.256cm 9.356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809cm" svg:height="0.811cm" draw:transform="rotate (-1.5707963267949) translate (18.446cm 9.356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81cm" svg:height="0.81cm" draw:transform="rotate (-1.5707963267949) translate (18.446cm 10.165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0.81cm" svg:height="0.81cm" draw:transform="rotate (-1.5707963267949) translate (23.62cm 9.401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809cm" svg:height="0.81cm" draw:transform="rotate (-1.5707963267949) translate (23.62cm 10.211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81cm" svg:height="0.81cm" draw:transform="rotate (-1.5707963267949) translate (22.809cm 8.591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81cm" svg:height="0.811cm" draw:transform="rotate (-1.5707963267949) translate (22.81cm 9.401cm)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custom-shape draw:style-name="gr9" draw:text-style-name="P1" draw:layer="layout" svg:width="4.874cm" svg:height="5.727cm" svg:x="14.262cm" svg:y="12.598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0.405cm" svg:height="0.405cm" svg:x="14.262cm" svg:y="17.92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6cm" svg:height="0.405cm" svg:x="14.667cm" svg:y="17.9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15.073cm" svg:y="17.9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15.478cm" svg:y="17.9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405cm" svg:height="0.405cm" svg:x="17.92cm" svg:y="17.1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05cm" svg:height="0.405cm" svg:x="18.325cm" svg:y="17.1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05cm" svg:height="0.406cm" svg:x="18.325cm" svg:y="17.5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06cm" svg:height="0.406cm" svg:x="18.73cm" svg:y="17.5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" draw:layer="layout" svg:width="0.406cm" svg:height="0.406cm" svg:x="14.667cm" svg:y="16.70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05cm" svg:height="0.406cm" svg:x="15.073cm" svg:y="16.70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06cm" svg:height="0.406cm" svg:x="14.667cm" svg:y="17.10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05cm" svg:height="0.406cm" svg:x="15.073cm" svg:y="17.10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405cm" svg:height="0.406cm" svg:x="17.11cm" svg:y="16.70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6cm" svg:x="17.515cm" svg:y="16.70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6cm" svg:x="17.92cm" svg:y="16.70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5cm" svg:x="17.515cm" svg:y="17.10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05cm" svg:height="0.405cm" draw:transform="rotate (-3.14159265358979) translate (18.32cm 17.92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05cm" svg:height="0.405cm" draw:transform="rotate (-3.14159265358979) translate (17.915cm 17.92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06cm" svg:height="0.405cm" draw:transform="rotate (-3.14159265358979) translate (17.51cm 17.92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06cm" svg:height="0.405cm" draw:transform="rotate (-3.14159265358979) translate (17.51cm 18.326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406cm" svg:height="0.405cm" draw:transform="rotate (-3.14159265358979) translate (15.478cm 17.92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5cm" svg:height="0.405cm" draw:transform="rotate (-3.14159265358979) translate (15.072cm 17.92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5cm" svg:height="0.405cm" draw:transform="rotate (-3.14159265358979) translate (14.667cm 17.92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5cm" svg:height="0.406cm" draw:transform="rotate (-3.14159265358979) translate (14.667cm 17.515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405cm" svg:height="0.406cm" draw:transform="rotate (1.5707963267949) translate (16.693cm 18.326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5cm" svg:height="0.406cm" draw:transform="rotate (1.5707963267949) translate (16.693cm 17.921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6cm" draw:transform="rotate (1.5707963267949) translate (16.693cm 17.516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5cm" draw:transform="rotate (1.5707963267949) translate (17.099cm 17.516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0.405cm" svg:height="0.405cm" draw:transform="rotate (-1.5707963267949) translate (16.289cm 17.51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05cm" svg:height="0.405cm" draw:transform="rotate (-1.5707963267949) translate (16.289cm 17.921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06cm" svg:height="0.405cm" draw:transform="rotate (-1.5707963267949) translate (15.883cm 17.11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05cm" svg:height="0.406cm" draw:transform="rotate (-1.5707963267949) translate (15.884cm 17.516cm)">
            <text:p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1" draw:layer="layout" svg:width="0.035cm" svg:height="0.001cm" svg:x="12.611cm" svg:y="14.989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0.405cm" svg:height="0.405cm" draw:transform="rotate (-1.5707963267949) translate (16.693cm 16.705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6cm" svg:height="0.405cm" draw:transform="rotate (-1.5707963267949) translate (16.693cm 17.11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draw:transform="rotate (-1.5707963267949) translate (16.693cm 17.51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draw:transform="rotate (-1.5707963267949) translate (16.693cm 17.921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06cm" svg:height="0.405cm" svg:x="17.504cm" svg:y="17.92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17.91cm" svg:y="17.9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18.315cm" svg:y="17.9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18.72cm" svg:y="17.92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1" draw:layer="layout" svg:width="4.874cm" svg:height="5.727cm" svg:x="19.757cm" svg:y="12.588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0.406cm" svg:height="0.405cm" svg:x="19.757cm" svg:y="17.91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20.163cm" svg:y="17.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20.568cm" svg:y="17.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20.973cm" svg:y="17.9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406cm" svg:height="0.405cm" svg:x="23.415cm" svg:y="17.0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05cm" svg:height="0.405cm" svg:x="23.821cm" svg:y="17.0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05cm" svg:height="0.406cm" svg:x="23.821cm" svg:y="17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05cm" svg:height="0.406cm" svg:x="24.226cm" svg:y="17.50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" draw:layer="layout" svg:width="0.405cm" svg:height="0.406cm" svg:x="20.163cm" svg:y="16.69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05cm" svg:height="0.406cm" svg:x="20.568cm" svg:y="16.69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05cm" svg:height="0.406cm" svg:x="20.163cm" svg:y="17.09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05cm" svg:height="0.406cm" svg:x="20.568cm" svg:y="17.09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405cm" svg:height="0.406cm" svg:x="22.605cm" svg:y="16.69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6cm" svg:x="23.01cm" svg:y="16.69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6cm" svg:height="0.406cm" svg:x="23.415cm" svg:y="16.69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5cm" svg:x="23.01cm" svg:y="17.09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05cm" svg:height="0.405cm" draw:transform="rotate (-3.14159265358979) translate (23.815cm 17.91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05cm" svg:height="0.405cm" draw:transform="rotate (-3.14159265358979) translate (23.41cm 17.91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05cm" svg:height="0.405cm" draw:transform="rotate (-3.14159265358979) translate (23.005cm 17.91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05cm" svg:height="0.405cm" draw:transform="rotate (-3.14159265358979) translate (23.005cm 18.316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405cm" svg:height="0.405cm" draw:transform="rotate (-3.14159265358979) translate (20.973cm 17.91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5cm" svg:height="0.405cm" draw:transform="rotate (-3.14159265358979) translate (20.568cm 17.91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5cm" draw:transform="rotate (-3.14159265358979) translate (20.163cm 17.91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6cm" draw:transform="rotate (-3.14159265358979) translate (20.163cm 17.505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405cm" svg:height="0.405cm" draw:transform="rotate (1.5707963267949) translate (22.189cm 18.316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5cm" svg:height="0.405cm" draw:transform="rotate (1.5707963267949) translate (22.189cm 17.911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5cm" draw:transform="rotate (1.5707963267949) translate (22.189cm 17.506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5cm" draw:transform="rotate (1.5707963267949) translate (22.594cm 17.506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0.405cm" svg:height="0.405cm" draw:transform="rotate (-1.5707963267949) translate (21.784cm 17.50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05cm" svg:height="0.405cm" draw:transform="rotate (-1.5707963267949) translate (21.784cm 17.911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06cm" svg:height="0.405cm" draw:transform="rotate (-1.5707963267949) translate (21.378cm 17.1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05cm" svg:height="0.406cm" draw:transform="rotate (-1.5707963267949) translate (21.379cm 17.506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05cm" svg:height="0.405cm" draw:transform="rotate (-1.5707963267949) translate (22.188cm 16.695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6cm" svg:height="0.406cm" draw:transform="rotate (-1.5707963267949) translate (22.189cm 17.1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6cm" draw:transform="rotate (-1.5707963267949) translate (22.189cm 17.50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6cm" draw:transform="rotate (-1.5707963267949) translate (22.189cm 17.911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06cm" svg:height="0.405cm" svg:x="22.999cm" svg:y="17.91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23.405cm" svg:y="17.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23.81cm" svg:y="17.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24.215cm" svg:y="17.91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1" draw:layer="layout" svg:width="4.874cm" svg:height="5.727cm" svg:x="14.237cm" svg:y="6.366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0.405cm" svg:height="0.405cm" svg:x="14.237cm" svg:y="11.68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6cm" svg:height="0.405cm" svg:x="14.642cm" svg:y="11.68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15.048cm" svg:y="11.68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15.453cm" svg:y="11.68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405cm" svg:height="0.405cm" svg:x="17.895cm" svg:y="10.8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05cm" svg:height="0.405cm" svg:x="18.3cm" svg:y="10.8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05cm" svg:height="0.406cm" svg:x="18.3cm" svg:y="11.2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06cm" svg:height="0.406cm" svg:x="18.705cm" svg:y="11.28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" draw:layer="layout" svg:width="0.406cm" svg:height="0.406cm" svg:x="14.642cm" svg:y="10.47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05cm" svg:height="0.406cm" svg:x="15.048cm" svg:y="10.47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06cm" svg:height="0.406cm" svg:x="14.642cm" svg:y="10.87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05cm" svg:height="0.406cm" svg:x="15.048cm" svg:y="10.87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05cm" svg:height="0.405cm" draw:transform="rotate (-3.14159265358979) translate (18.295cm 11.688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05cm" svg:height="0.405cm" draw:transform="rotate (-3.14159265358979) translate (17.89cm 11.688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06cm" svg:height="0.405cm" draw:transform="rotate (-3.14159265358979) translate (17.485cm 11.688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06cm" svg:height="0.405cm" draw:transform="rotate (-3.14159265358979) translate (17.485cm 12.094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406cm" svg:height="0.405cm" draw:transform="rotate (-3.14159265358979) translate (15.453cm 11.688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5cm" svg:height="0.405cm" draw:transform="rotate (-3.14159265358979) translate (15.047cm 11.688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5cm" svg:height="0.405cm" draw:transform="rotate (-3.14159265358979) translate (14.642cm 11.688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5cm" svg:height="0.406cm" draw:transform="rotate (-3.14159265358979) translate (14.642cm 11.283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0.405cm" svg:height="0.405cm" draw:transform="rotate (-1.5707963267949) translate (16.264cm 11.284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05cm" svg:height="0.405cm" draw:transform="rotate (-1.5707963267949) translate (16.264cm 11.68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06cm" svg:height="0.405cm" draw:transform="rotate (-1.5707963267949) translate (15.858cm 10.87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05cm" svg:height="0.406cm" draw:transform="rotate (-1.5707963267949) translate (15.859cm 11.284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05cm" svg:height="0.406cm" draw:transform="rotate (-1.5707963267949) translate (16.668cm 10.473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6cm" svg:height="0.405cm" draw:transform="rotate (-1.5707963267949) translate (16.668cm 10.878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draw:transform="rotate (-1.5707963267949) translate (16.668cm 11.28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draw:transform="rotate (-1.5707963267949) translate (16.668cm 11.689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06cm" svg:height="0.405cm" svg:x="17.479cm" svg:y="11.68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17.885cm" svg:y="11.68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18.29cm" svg:y="11.68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18.695cm" svg:y="11.688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1" draw:layer="layout" svg:width="4.874cm" svg:height="5.727cm" svg:x="19.732cm" svg:y="6.356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0.406cm" svg:height="0.405cm" svg:x="19.732cm" svg:y="11.67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20.138cm" svg:y="11.67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20.543cm" svg:y="11.67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20.948cm" svg:y="11.6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406cm" svg:height="0.405cm" svg:x="23.39cm" svg:y="10.86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05cm" svg:height="0.405cm" svg:x="23.796cm" svg:y="10.86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05cm" svg:height="0.406cm" svg:x="23.796cm" svg:y="11.27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05cm" svg:height="0.406cm" svg:x="24.201cm" svg:y="11.27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" draw:layer="layout" svg:width="0.405cm" svg:height="0.406cm" svg:x="20.138cm" svg:y="10.46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05cm" svg:height="0.406cm" svg:x="20.543cm" svg:y="10.46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05cm" svg:height="0.406cm" svg:x="20.138cm" svg:y="10.86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05cm" svg:height="0.406cm" svg:x="20.543cm" svg:y="10.86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405cm" svg:height="0.406cm" svg:x="22.569cm" svg:y="10.46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6cm" svg:x="22.974cm" svg:y="10.46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6cm" svg:height="0.406cm" svg:x="23.379cm" svg:y="10.46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5cm" svg:x="22.974cm" svg:y="10.86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05cm" svg:height="0.405cm" draw:transform="rotate (-3.14159265358979) translate (23.79cm 11.678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05cm" svg:height="0.405cm" draw:transform="rotate (-3.14159265358979) translate (23.385cm 11.678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05cm" svg:height="0.405cm" draw:transform="rotate (-3.14159265358979) translate (22.98cm 11.678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05cm" svg:height="0.405cm" draw:transform="rotate (-3.14159265358979) translate (22.98cm 12.084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405cm" svg:height="0.405cm" draw:transform="rotate (-3.14159265358979) translate (20.948cm 11.678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5cm" svg:height="0.405cm" draw:transform="rotate (-3.14159265358979) translate (20.543cm 11.678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5cm" draw:transform="rotate (-3.14159265358979) translate (20.138cm 11.678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6cm" draw:transform="rotate (-3.14159265358979) translate (20.138cm 11.273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405cm" svg:height="0.405cm" draw:transform="rotate (1.5707963267949) translate (22.164cm 12.08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5cm" svg:height="0.405cm" draw:transform="rotate (1.5707963267949) translate (22.164cm 11.679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5cm" draw:transform="rotate (1.5707963267949) translate (22.164cm 11.27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5cm" draw:transform="rotate (1.5707963267949) translate (22.569cm 11.274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0.405cm" svg:height="0.405cm" draw:transform="rotate (-1.5707963267949) translate (21.759cm 11.274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05cm" svg:height="0.405cm" draw:transform="rotate (-1.5707963267949) translate (21.759cm 11.67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06cm" svg:height="0.405cm" draw:transform="rotate (-1.5707963267949) translate (21.353cm 10.86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05cm" svg:height="0.406cm" draw:transform="rotate (-1.5707963267949) translate (21.354cm 11.274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05cm" svg:height="0.405cm" draw:transform="rotate (-1.5707963267949) translate (22.163cm 10.463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6cm" svg:height="0.406cm" draw:transform="rotate (-1.5707963267949) translate (22.164cm 10.868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6cm" draw:transform="rotate (-1.5707963267949) translate (22.164cm 11.27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6cm" draw:transform="rotate (-1.5707963267949) translate (22.164cm 11.679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06cm" svg:height="0.405cm" svg:x="22.974cm" svg:y="11.67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23.38cm" svg:y="11.67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23.785cm" svg:y="11.67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24.19cm" svg:y="11.6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405cm" svg:height="0.405cm" draw:transform="rotate (-1.5707963267949) translate (16.263cm 10.067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6cm" draw:transform="rotate (-1.5707963267949) translate (16.264cm 10.472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6cm" svg:height="0.406cm" draw:transform="rotate (-1.5707963267949) translate (16.264cm 10.877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5cm" draw:transform="rotate (-1.5707963267949) translate (15.858cm 10.472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405cm" svg:height="0.406cm" svg:x="17.895cm" svg:y="10.47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5cm" svg:height="0.406cm" svg:x="18.3cm" svg:y="10.47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6cm" svg:x="18.705cm" svg:y="10.47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5cm" svg:x="18.705cm" svg:y="10.87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0.405cm" svg:height="0.405cm" draw:transform="rotate (-1.5707963267949) translate (24.607cm 10.462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05cm" svg:height="0.405cm" draw:transform="rotate (-1.5707963267949) translate (24.607cm 10.86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06cm" svg:height="0.405cm" draw:transform="rotate (-1.5707963267949) translate (24.201cm 10.05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05cm" svg:height="0.406cm" draw:transform="rotate (-1.5707963267949) translate (24.202cm 10.462cm)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layer="layout" svg:width="25.199cm" svg:height="3.506cm" svg:x="1.4cm" svg:y="0.837cm" presentation:class="title">
          <draw:text-box>
            <text:p>Temporalité partiellement ordonnée</text:p>
          </draw:text-box>
        </draw:frame>
        <draw:custom-shape draw:style-name="gr9" draw:text-style-name="P1" draw:layer="layout" svg:width="4.874cm" svg:height="5.727cm" svg:x="3.26cm" svg:y="12.547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0.405cm" svg:height="0.405cm" svg:x="3.26cm" svg:y="17.8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6cm" svg:height="0.405cm" svg:x="3.665cm" svg:y="17.86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4.071cm" svg:y="17.86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4.476cm" svg:y="17.86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405cm" svg:height="0.405cm" svg:x="6.918cm" svg:y="17.0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05cm" svg:height="0.405cm" svg:x="7.323cm" svg:y="17.0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05cm" svg:height="0.406cm" svg:x="7.323cm" svg:y="17.46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06cm" svg:height="0.406cm" svg:x="7.728cm" svg:y="17.46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05cm" svg:height="0.405cm" svg:x="6.108cm" svg:y="16.2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05cm" svg:height="0.405cm" svg:x="6.513cm" svg:y="16.2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05cm" svg:height="0.405cm" svg:x="6.918cm" svg:y="16.2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05cm" svg:height="0.405cm" svg:x="6.918cm" svg:y="15.84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" draw:layer="layout" svg:width="0.406cm" svg:height="0.406cm" svg:x="3.665cm" svg:y="16.65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05cm" svg:height="0.406cm" svg:x="4.071cm" svg:y="16.65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06cm" svg:height="0.406cm" svg:x="3.665cm" svg:y="17.05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05cm" svg:height="0.406cm" svg:x="4.071cm" svg:y="17.05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405cm" svg:height="0.406cm" svg:x="6.108cm" svg:y="16.65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6cm" svg:x="6.513cm" svg:y="16.65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6cm" svg:x="6.918cm" svg:y="16.65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5cm" svg:x="6.513cm" svg:y="17.05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05cm" svg:height="0.405cm" draw:transform="rotate (-3.14159265358979) translate (7.318cm 17.869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05cm" svg:height="0.405cm" draw:transform="rotate (-3.14159265358979) translate (6.913cm 17.869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06cm" svg:height="0.405cm" draw:transform="rotate (-3.14159265358979) translate (6.508cm 17.869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06cm" svg:height="0.405cm" draw:transform="rotate (-3.14159265358979) translate (6.508cm 18.275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406cm" svg:height="0.405cm" draw:transform="rotate (-3.14159265358979) translate (4.476cm 17.869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5cm" svg:height="0.405cm" draw:transform="rotate (-3.14159265358979) translate (4.07cm 17.869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5cm" svg:height="0.405cm" draw:transform="rotate (-3.14159265358979) translate (3.665cm 17.869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5cm" svg:height="0.406cm" draw:transform="rotate (-3.14159265358979) translate (3.665cm 17.464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405cm" svg:height="0.406cm" draw:transform="rotate (1.5707963267949) translate (5.691cm 18.275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5cm" svg:height="0.406cm" draw:transform="rotate (1.5707963267949) translate (5.691cm 17.87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6cm" draw:transform="rotate (1.5707963267949) translate (5.691cm 17.465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5cm" draw:transform="rotate (1.5707963267949) translate (6.097cm 17.465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0.405cm" svg:height="0.405cm" draw:transform="rotate (-1.5707963267949) translate (5.287cm 17.46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05cm" svg:height="0.405cm" draw:transform="rotate (-1.5707963267949) translate (5.287cm 17.8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06cm" svg:height="0.405cm" draw:transform="rotate (-1.5707963267949) translate (4.881cm 17.05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05cm" svg:height="0.406cm" draw:transform="rotate (-1.5707963267949) translate (4.882cm 17.465cm)">
            <text:p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1" draw:layer="layout" svg:width="0.035cm" svg:height="0.001cm" svg:x="1.609cm" svg:y="14.938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0.405cm" svg:height="0.405cm" draw:transform="rotate (-1.5707963267949) translate (5.691cm 16.65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6cm" svg:height="0.405cm" draw:transform="rotate (-1.5707963267949) translate (5.691cm 17.059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draw:transform="rotate (-1.5707963267949) translate (5.691cm 17.465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draw:transform="rotate (-1.5707963267949) translate (5.691cm 17.87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06cm" svg:height="0.405cm" svg:x="6.502cm" svg:y="17.8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6.908cm" svg:y="17.86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7.313cm" svg:y="17.86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7.718cm" svg:y="17.869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1" draw:layer="layout" svg:width="4.874cm" svg:height="5.727cm" svg:x="8.755cm" svg:y="12.537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0.406cm" svg:height="0.405cm" svg:x="8.755cm" svg:y="17.8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9.161cm" svg:y="17.85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9.566cm" svg:y="17.85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9.971cm" svg:y="17.85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406cm" svg:height="0.405cm" svg:x="12.413cm" svg:y="17.0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05cm" svg:height="0.405cm" svg:x="12.819cm" svg:y="17.0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05cm" svg:height="0.406cm" svg:x="12.819cm" svg:y="17.45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05cm" svg:height="0.406cm" svg:x="13.224cm" svg:y="17.45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" draw:layer="layout" svg:width="0.405cm" svg:height="0.406cm" svg:x="9.161cm" svg:y="16.64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05cm" svg:height="0.406cm" svg:x="9.566cm" svg:y="16.64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05cm" svg:height="0.406cm" svg:x="9.161cm" svg:y="17.04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05cm" svg:height="0.406cm" svg:x="9.566cm" svg:y="17.04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405cm" svg:height="0.406cm" svg:x="11.603cm" svg:y="16.64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6cm" svg:x="12.008cm" svg:y="16.64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6cm" svg:height="0.406cm" svg:x="12.413cm" svg:y="16.64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5cm" svg:x="12.008cm" svg:y="17.04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05cm" svg:height="0.405cm" draw:transform="rotate (-3.14159265358979) translate (12.813cm 17.859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05cm" svg:height="0.405cm" draw:transform="rotate (-3.14159265358979) translate (12.408cm 17.859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05cm" svg:height="0.405cm" draw:transform="rotate (-3.14159265358979) translate (12.003cm 17.859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05cm" svg:height="0.405cm" draw:transform="rotate (-3.14159265358979) translate (12.003cm 18.265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405cm" svg:height="0.405cm" draw:transform="rotate (-3.14159265358979) translate (9.971cm 17.859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5cm" svg:height="0.405cm" draw:transform="rotate (-3.14159265358979) translate (9.566cm 17.859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5cm" draw:transform="rotate (-3.14159265358979) translate (9.161cm 17.859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6cm" draw:transform="rotate (-3.14159265358979) translate (9.161cm 17.454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405cm" svg:height="0.405cm" draw:transform="rotate (1.5707963267949) translate (11.187cm 18.265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5cm" svg:height="0.405cm" draw:transform="rotate (1.5707963267949) translate (11.187cm 17.86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5cm" draw:transform="rotate (1.5707963267949) translate (11.187cm 17.455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5cm" draw:transform="rotate (1.5707963267949) translate (11.592cm 17.455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0.405cm" svg:height="0.405cm" draw:transform="rotate (-1.5707963267949) translate (10.782cm 17.45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05cm" svg:height="0.405cm" draw:transform="rotate (-1.5707963267949) translate (10.782cm 17.8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06cm" svg:height="0.405cm" draw:transform="rotate (-1.5707963267949) translate (10.376cm 17.04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05cm" svg:height="0.406cm" draw:transform="rotate (-1.5707963267949) translate (10.377cm 17.455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05cm" svg:height="0.405cm" draw:transform="rotate (-1.5707963267949) translate (11.186cm 16.6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6cm" svg:height="0.406cm" draw:transform="rotate (-1.5707963267949) translate (11.187cm 17.049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6cm" draw:transform="rotate (-1.5707963267949) translate (11.187cm 17.455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6cm" draw:transform="rotate (-1.5707963267949) translate (11.187cm 17.86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06cm" svg:height="0.405cm" svg:x="11.997cm" svg:y="17.8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12.403cm" svg:y="17.85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12.808cm" svg:y="17.85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13.213cm" svg:y="17.85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0.406cm" svg:height="0.405cm" draw:transform="rotate (-1.5707963267949) translate (10.781cm 16.644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05cm" svg:height="0.405cm" draw:transform="rotate (-1.5707963267949) translate (10.781cm 17.0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05cm" svg:height="0.405cm" draw:transform="rotate (-1.5707963267949) translate (10.375cm 16.23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06cm" svg:height="0.406cm" draw:transform="rotate (-1.5707963267949) translate (10.376cm 16.644cm)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1" draw:layer="layout" svg:width="4.874cm" svg:height="5.727cm" svg:x="3.235cm" svg:y="6.315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0.405cm" svg:height="0.405cm" svg:x="3.235cm" svg:y="11.63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6cm" svg:height="0.405cm" svg:x="3.64cm" svg:y="11.63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4.046cm" svg:y="11.63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4.451cm" svg:y="11.63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405cm" svg:height="0.405cm" svg:x="6.893cm" svg:y="10.8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05cm" svg:height="0.405cm" svg:x="7.298cm" svg:y="10.8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05cm" svg:height="0.406cm" svg:x="7.298cm" svg:y="11.23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06cm" svg:height="0.406cm" svg:x="7.703cm" svg:y="11.23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" draw:layer="layout" svg:width="0.406cm" svg:height="0.406cm" svg:x="3.64cm" svg:y="10.4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05cm" svg:height="0.406cm" svg:x="4.046cm" svg:y="10.4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06cm" svg:height="0.406cm" svg:x="3.64cm" svg:y="10.82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05cm" svg:height="0.406cm" svg:x="4.046cm" svg:y="10.82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05cm" svg:height="0.405cm" draw:transform="rotate (-3.14159265358979) translate (7.293cm 11.637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05cm" svg:height="0.405cm" draw:transform="rotate (-3.14159265358979) translate (6.888cm 11.637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06cm" svg:height="0.405cm" draw:transform="rotate (-3.14159265358979) translate (6.483cm 11.637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06cm" svg:height="0.405cm" draw:transform="rotate (-3.14159265358979) translate (6.483cm 12.043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406cm" svg:height="0.405cm" draw:transform="rotate (-3.14159265358979) translate (4.451cm 11.637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5cm" svg:height="0.405cm" draw:transform="rotate (-3.14159265358979) translate (4.045cm 11.637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5cm" svg:height="0.405cm" draw:transform="rotate (-3.14159265358979) translate (3.64cm 11.637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5cm" svg:height="0.406cm" draw:transform="rotate (-3.14159265358979) translate (3.64cm 11.232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405cm" svg:height="0.406cm" draw:transform="rotate (1.5707963267949) translate (5.666cm 12.043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5cm" svg:height="0.406cm" draw:transform="rotate (1.5707963267949) translate (5.666cm 11.638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6cm" draw:transform="rotate (1.5707963267949) translate (5.666cm 11.233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5cm" draw:transform="rotate (1.5707963267949) translate (6.072cm 11.233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0.405cm" svg:height="0.405cm" draw:transform="rotate (-1.5707963267949) translate (5.262cm 11.233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05cm" svg:height="0.405cm" draw:transform="rotate (-1.5707963267949) translate (5.262cm 11.63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06cm" svg:height="0.405cm" draw:transform="rotate (-1.5707963267949) translate (4.856cm 10.82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05cm" svg:height="0.406cm" draw:transform="rotate (-1.5707963267949) translate (4.857cm 11.233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05cm" svg:height="0.406cm" draw:transform="rotate (-1.5707963267949) translate (5.666cm 10.422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6cm" svg:height="0.405cm" draw:transform="rotate (-1.5707963267949) translate (5.666cm 10.82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draw:transform="rotate (-1.5707963267949) translate (5.666cm 11.233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draw:transform="rotate (-1.5707963267949) translate (5.666cm 11.638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06cm" svg:height="0.405cm" svg:x="6.477cm" svg:y="11.63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6.883cm" svg:y="11.63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7.288cm" svg:y="11.63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7.693cm" svg:y="11.637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1" draw:layer="layout" svg:width="4.874cm" svg:height="5.727cm" svg:x="8.73cm" svg:y="6.305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0.406cm" svg:height="0.405cm" svg:x="8.73cm" svg:y="11.62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9.136cm" svg:y="11.62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9.541cm" svg:y="11.62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9.946cm" svg:y="11.62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406cm" svg:height="0.405cm" svg:x="12.388cm" svg:y="10.8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05cm" svg:height="0.405cm" svg:x="12.794cm" svg:y="10.8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05cm" svg:height="0.406cm" svg:x="12.794cm" svg:y="11.2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05cm" svg:height="0.406cm" svg:x="13.199cm" svg:y="11.22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" draw:layer="layout" svg:width="0.405cm" svg:height="0.406cm" svg:x="9.136cm" svg:y="10.4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05cm" svg:height="0.406cm" svg:x="9.541cm" svg:y="10.4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05cm" svg:height="0.406cm" svg:x="9.136cm" svg:y="10.81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05cm" svg:height="0.406cm" svg:x="9.541cm" svg:y="10.81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405cm" svg:height="0.406cm" svg:x="11.578cm" svg:y="10.4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6cm" svg:x="11.983cm" svg:y="10.4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6cm" svg:height="0.406cm" svg:x="12.388cm" svg:y="10.4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5cm" svg:x="11.983cm" svg:y="10.81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05cm" svg:height="0.405cm" draw:transform="rotate (-3.14159265358979) translate (12.788cm 11.627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05cm" svg:height="0.405cm" draw:transform="rotate (-3.14159265358979) translate (12.383cm 11.627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05cm" svg:height="0.405cm" draw:transform="rotate (-3.14159265358979) translate (11.978cm 11.627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05cm" svg:height="0.405cm" draw:transform="rotate (-3.14159265358979) translate (11.978cm 12.033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405cm" svg:height="0.405cm" draw:transform="rotate (-3.14159265358979) translate (9.946cm 11.627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5cm" svg:height="0.405cm" draw:transform="rotate (-3.14159265358979) translate (9.541cm 11.627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5cm" draw:transform="rotate (-3.14159265358979) translate (9.136cm 11.627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6cm" draw:transform="rotate (-3.14159265358979) translate (9.136cm 11.222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405cm" svg:height="0.405cm" draw:transform="rotate (1.5707963267949) translate (11.162cm 12.033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5cm" svg:height="0.405cm" draw:transform="rotate (1.5707963267949) translate (11.162cm 11.628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5cm" draw:transform="rotate (1.5707963267949) translate (11.162cm 11.223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5cm" draw:transform="rotate (1.5707963267949) translate (11.567cm 11.223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0.405cm" svg:height="0.405cm" draw:transform="rotate (-1.5707963267949) translate (10.757cm 11.223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05cm" svg:height="0.405cm" draw:transform="rotate (-1.5707963267949) translate (10.757cm 11.62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06cm" svg:height="0.405cm" draw:transform="rotate (-1.5707963267949) translate (10.351cm 10.81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05cm" svg:height="0.406cm" draw:transform="rotate (-1.5707963267949) translate (10.352cm 11.223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05cm" svg:height="0.405cm" draw:transform="rotate (-1.5707963267949) translate (11.161cm 10.412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6cm" svg:height="0.406cm" draw:transform="rotate (-1.5707963267949) translate (11.162cm 10.81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6cm" draw:transform="rotate (-1.5707963267949) translate (11.162cm 11.223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6cm" draw:transform="rotate (-1.5707963267949) translate (11.162cm 11.628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06cm" svg:height="0.405cm" svg:x="11.972cm" svg:y="11.62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12.378cm" svg:y="11.62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12.783cm" svg:y="11.62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13.188cm" svg:y="11.62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405cm" svg:height="0.405cm" draw:transform="rotate (-1.5707963267949) translate (5.261cm 10.016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6cm" draw:transform="rotate (-1.5707963267949) translate (5.262cm 10.421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6cm" svg:height="0.406cm" draw:transform="rotate (-1.5707963267949) translate (5.262cm 10.826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5cm" draw:transform="rotate (-1.5707963267949) translate (4.856cm 10.421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405cm" svg:height="0.406cm" svg:x="6.893cm" svg:y="10.4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5cm" svg:height="0.406cm" svg:x="7.298cm" svg:y="10.4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6cm" svg:x="7.703cm" svg:y="10.4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5cm" svg:x="7.703cm" svg:y="10.82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405cm" svg:height="0.405cm" draw:transform="rotate (-1.5707963267949) translate (9.541cm 9.6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05cm" svg:height="0.405cm" draw:transform="rotate (-1.5707963267949) translate (9.541cm 10.005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05cm" svg:height="0.406cm" draw:transform="rotate (-1.5707963267949) translate (9.136cm 10.005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06cm" svg:height="0.406cm" draw:transform="rotate (-1.5707963267949) translate (9.136cm 10.41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0.405cm" svg:height="0.405cm" draw:transform="rotate (-1.5707963267949) translate (13.605cm 10.411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05cm" svg:height="0.405cm" draw:transform="rotate (-1.5707963267949) translate (13.605cm 10.81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06cm" svg:height="0.405cm" draw:transform="rotate (-1.5707963267949) translate (13.199cm 10.00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05cm" svg:height="0.406cm" draw:transform="rotate (-1.5707963267949) translate (13.2cm 10.411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05cm" svg:height="0.406cm" draw:transform="rotate (-1.5707963267949) translate (17.067cm 10.472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6cm" svg:height="0.405cm" draw:transform="rotate (-1.5707963267949) translate (17.067cm 10.87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draw:transform="rotate (-1.5707963267949) translate (17.067cm 11.283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draw:transform="rotate (-1.5707963267949) translate (17.067cm 11.688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" draw:layer="layout" svg:width="0.406cm" svg:height="0.406cm" svg:x="17.067cm" svg:y="10.47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05cm" svg:height="0.406cm" svg:x="17.473cm" svg:y="10.47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06cm" svg:height="0.406cm" svg:x="17.067cm" svg:y="10.87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05cm" svg:height="0.406cm" svg:x="17.473cm" svg:y="10.8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405cm" svg:height="0.405cm" draw:transform="rotate (-1.5707963267949) translate (16.287cm 16.299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6cm" draw:transform="rotate (-1.5707963267949) translate (16.288cm 16.704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6cm" svg:height="0.406cm" draw:transform="rotate (-1.5707963267949) translate (16.288cm 17.109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5cm" draw:transform="rotate (-1.5707963267949) translate (15.882cm 16.704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0.405cm" svg:height="0.405cm" draw:transform="rotate (-1.5707963267949) translate (17.11cm 16.2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405cm" svg:height="0.405cm" draw:transform="rotate (-1.5707963267949) translate (17.11cm 16.7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406cm" svg:height="0.405cm" draw:transform="rotate (-1.5707963267949) translate (16.704cm 15.89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405cm" svg:height="0.406cm" draw:transform="rotate (-1.5707963267949) translate (16.705cm 16.2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1" draw:layer="layout" svg:width="0.405cm" svg:height="0.405cm" draw:transform="rotate (-1.5707963267949) translate (20.568cm 15.883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05cm" svg:height="0.405cm" draw:transform="rotate (-1.5707963267949) translate (20.568cm 16.288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05cm" svg:height="0.406cm" draw:transform="rotate (-1.5707963267949) translate (20.163cm 16.288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06cm" svg:height="0.406cm" draw:transform="rotate (-1.5707963267949) translate (20.163cm 16.693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405cm" svg:height="0.406cm" svg:x="21.794cm" svg:y="16.28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6cm" svg:x="22.199cm" svg:y="16.28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6cm" svg:height="0.406cm" svg:x="22.604cm" svg:y="16.28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5cm" svg:x="22.199cm" svg:y="16.694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Consensus dynamique</text:p>
          </draw:text-box>
        </draw:frame>
        <draw:custom-shape draw:style-name="gr9" draw:text-style-name="P1" draw:layer="layout" svg:width="4.874cm" svg:height="5.727cm" svg:x="3.185cm" svg:y="6.264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0.405cm" svg:height="0.405cm" svg:x="3.185cm" svg:y="11.58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6cm" svg:height="0.405cm" svg:x="3.59cm" svg:y="11.58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3.996cm" svg:y="11.58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4.401cm" svg:y="11.58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405cm" svg:height="0.405cm" svg:x="6.843cm" svg:y="10.7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05cm" svg:height="0.405cm" svg:x="7.248cm" svg:y="10.7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05cm" svg:height="0.406cm" svg:x="7.248cm" svg:y="11.1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06cm" svg:height="0.406cm" svg:x="7.653cm" svg:y="11.1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" draw:layer="layout" svg:width="0.406cm" svg:height="0.406cm" svg:x="3.59cm" svg:y="10.36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05cm" svg:height="0.406cm" svg:x="3.996cm" svg:y="10.36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06cm" svg:height="0.406cm" svg:x="3.59cm" svg:y="10.77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05cm" svg:height="0.406cm" svg:x="3.996cm" svg:y="10.7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406cm" svg:height="0.405cm" draw:transform="rotate (-3.14159265358979) translate (4.401cm 11.586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5cm" svg:height="0.405cm" draw:transform="rotate (-3.14159265358979) translate (3.995cm 11.586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5cm" svg:height="0.405cm" draw:transform="rotate (-3.14159265358979) translate (3.59cm 11.586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5cm" svg:height="0.406cm" draw:transform="rotate (-3.14159265358979) translate (3.59cm 11.181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0.405cm" svg:height="0.405cm" draw:transform="rotate (-1.5707963267949) translate (5.212cm 11.182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05cm" svg:height="0.405cm" draw:transform="rotate (-1.5707963267949) translate (5.212cm 11.58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06cm" svg:height="0.405cm" draw:transform="rotate (-1.5707963267949) translate (4.806cm 10.77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05cm" svg:height="0.406cm" draw:transform="rotate (-1.5707963267949) translate (4.807cm 11.182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05cm" svg:height="0.406cm" draw:transform="rotate (-1.5707963267949) translate (5.616cm 10.371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6cm" svg:height="0.405cm" draw:transform="rotate (-1.5707963267949) translate (5.616cm 10.77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draw:transform="rotate (-1.5707963267949) translate (5.616cm 11.182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draw:transform="rotate (-1.5707963267949) translate (5.616cm 11.587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06cm" svg:height="0.405cm" svg:x="6.427cm" svg:y="11.58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6.833cm" svg:y="11.58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7.238cm" svg:y="11.58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svg:x="7.643cm" svg:y="11.58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05cm" svg:height="0.405cm" draw:transform="rotate (-3.14159265358979) translate (7.293cm 11.636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05cm" svg:height="0.405cm" draw:transform="rotate (-3.14159265358979) translate (6.888cm 11.636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06cm" svg:height="0.405cm" draw:transform="rotate (-3.14159265358979) translate (6.483cm 11.636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06cm" svg:height="0.405cm" draw:transform="rotate (-3.14159265358979) translate (6.483cm 12.042cm)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1" draw:layer="layout" svg:width="4.874cm" svg:height="5.727cm" svg:x="10.909cm" svg:y="5.013cm">
          <text:p/>
          <draw:enhanced-geometry svg:viewBox="0 0 21600 21600" draw:type="rectangle" draw:enhanced-path="M 0 0 L 21600 0 21600 21600 0 21600 0 0 Z N"/>
        </draw:custom-shape>
        <draw:g>
          <draw:custom-shape draw:style-name="gr11" draw:text-style-name="P1" draw:layer="layout" svg:width="0.405cm" svg:height="0.405cm" svg:x="10.909cm" svg:y="10.33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6cm" svg:height="0.405cm" svg:x="11.314cm" svg:y="10.33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svg:x="11.72cm" svg:y="10.33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svg:x="12.125cm" svg:y="10.3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5cm" svg:height="0.405cm" svg:x="14.567cm" svg:y="9.52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svg:x="14.972cm" svg:y="9.52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6cm" svg:x="14.972cm" svg:y="9.929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6cm" svg:height="0.406cm" svg:x="15.377cm" svg:y="9.92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6cm" svg:height="0.406cm" svg:x="11.314cm" svg:y="9.11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6cm" svg:x="11.72cm" svg:y="9.11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6cm" svg:height="0.406cm" svg:x="11.314cm" svg:y="9.52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6cm" svg:x="11.72cm" svg:y="9.52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6cm" svg:height="0.405cm" draw:transform="rotate (-3.14159265358979) translate (12.125cm 10.335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draw:transform="rotate (-3.14159265358979) translate (11.719cm 10.335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draw:transform="rotate (-3.14159265358979) translate (11.314cm 10.335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6cm" draw:transform="rotate (-3.14159265358979) translate (11.314cm 9.93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5cm" svg:height="0.405cm" draw:transform="rotate (-1.5707963267949) translate (12.936cm 9.931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draw:transform="rotate (-1.5707963267949) translate (12.936cm 10.336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6cm" svg:height="0.405cm" draw:transform="rotate (-1.5707963267949) translate (12.53cm 9.525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6cm" draw:transform="rotate (-1.5707963267949) translate (12.531cm 9.931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5cm" svg:height="0.406cm" draw:transform="rotate (-1.5707963267949) translate (13.34cm 9.12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6cm" svg:height="0.405cm" draw:transform="rotate (-1.5707963267949) translate (13.34cm 9.525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draw:transform="rotate (-1.5707963267949) translate (13.34cm 9.931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draw:transform="rotate (-1.5707963267949) translate (13.34cm 10.336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6cm" svg:height="0.405cm" svg:x="14.151cm" svg:y="10.33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svg:x="14.557cm" svg:y="10.33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svg:x="14.962cm" svg:y="10.33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svg:x="15.367cm" svg:y="10.3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5cm" svg:height="0.405cm" draw:transform="rotate (-3.14159265358979) translate (15.017cm 10.385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draw:transform="rotate (-3.14159265358979) translate (14.612cm 10.385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6cm" svg:height="0.405cm" draw:transform="rotate (-3.14159265358979) translate (14.207cm 10.385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6cm" svg:height="0.405cm" draw:transform="rotate (-3.14159265358979) translate (14.207cm 10.791cm)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1" draw:layer="layout" svg:width="4.874cm" svg:height="5.727cm" svg:x="10.913cm" svg:y="17.008cm">
          <text:p/>
          <draw:enhanced-geometry svg:viewBox="0 0 21600 21600" draw:type="rectangle" draw:enhanced-path="M 0 0 L 21600 0 21600 21600 0 21600 0 0 Z N"/>
        </draw:custom-shape>
        <draw:g>
          <draw:custom-shape draw:style-name="gr11" draw:text-style-name="P1" draw:layer="layout" svg:width="0.405cm" svg:height="0.405cm" svg:x="10.913cm" svg:y="22.33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6cm" svg:height="0.405cm" svg:x="11.318cm" svg:y="22.3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svg:x="11.724cm" svg:y="22.3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svg:x="12.129cm" svg:y="22.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5cm" svg:height="0.405cm" svg:x="14.571cm" svg:y="21.519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svg:x="14.976cm" svg:y="21.519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6cm" svg:x="14.976cm" svg:y="21.92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6cm" svg:height="0.406cm" svg:x="15.381cm" svg:y="21.92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6cm" svg:height="0.406cm" svg:x="11.318cm" svg:y="21.11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6cm" svg:x="11.724cm" svg:y="21.11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6cm" svg:height="0.406cm" svg:x="11.318cm" svg:y="21.519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6cm" svg:x="11.724cm" svg:y="21.51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6cm" svg:height="0.405cm" draw:transform="rotate (-3.14159265358979) translate (12.129cm 22.33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draw:transform="rotate (-3.14159265358979) translate (11.723cm 22.33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draw:transform="rotate (-3.14159265358979) translate (11.318cm 22.33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6cm" draw:transform="rotate (-3.14159265358979) translate (11.318cm 21.925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5cm" svg:height="0.405cm" draw:transform="rotate (-1.5707963267949) translate (12.94cm 21.926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draw:transform="rotate (-1.5707963267949) translate (12.94cm 22.331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6cm" svg:height="0.405cm" draw:transform="rotate (-1.5707963267949) translate (12.534cm 21.52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6cm" draw:transform="rotate (-1.5707963267949) translate (12.535cm 21.926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5cm" svg:height="0.406cm" draw:transform="rotate (-1.5707963267949) translate (13.344cm 21.115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6cm" svg:height="0.405cm" draw:transform="rotate (-1.5707963267949) translate (13.344cm 21.52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draw:transform="rotate (-1.5707963267949) translate (13.344cm 21.926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draw:transform="rotate (-1.5707963267949) translate (13.344cm 22.331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6cm" svg:height="0.405cm" svg:x="14.155cm" svg:y="22.33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svg:x="14.561cm" svg:y="22.3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svg:x="14.966cm" svg:y="22.3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svg:x="15.371cm" svg:y="22.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5cm" svg:height="0.405cm" draw:transform="rotate (-3.14159265358979) translate (15.021cm 22.38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draw:transform="rotate (-3.14159265358979) translate (14.616cm 22.38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6cm" svg:height="0.405cm" draw:transform="rotate (-3.14159265358979) translate (14.211cm 22.38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6cm" svg:height="0.405cm" draw:transform="rotate (-3.14159265358979) translate (14.211cm 22.786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405cm" svg:height="0.406cm" draw:transform="rotate (1.5707963267949) translate (13.396cm 10.791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5cm" svg:height="0.406cm" draw:transform="rotate (1.5707963267949) translate (13.396cm 10.386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6cm" draw:transform="rotate (1.5707963267949) translate (13.396cm 9.981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5cm" draw:transform="rotate (1.5707963267949) translate (13.802cm 9.981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405cm" svg:height="0.405cm" draw:transform="rotate (-1.5707963267949) translate (12.939cm 20.708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6cm" draw:transform="rotate (-1.5707963267949) translate (12.94cm 21.113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6cm" svg:height="0.406cm" draw:transform="rotate (-1.5707963267949) translate (12.94cm 21.518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5cm" draw:transform="rotate (-1.5707963267949) translate (12.534cm 21.113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405cm" svg:height="0.406cm" svg:x="14.571cm" svg:y="21.11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5cm" svg:height="0.406cm" svg:x="14.976cm" svg:y="21.11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6cm" svg:x="15.381cm" svg:y="21.11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5cm" svg:x="15.381cm" svg:y="21.518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1" draw:layer="layout" svg:width="4.874cm" svg:height="5.727cm" svg:x="17.082cm" svg:y="5.285cm">
          <text:p/>
          <draw:enhanced-geometry svg:viewBox="0 0 21600 21600" draw:type="rectangle" draw:enhanced-path="M 0 0 L 21600 0 21600 21600 0 21600 0 0 Z N"/>
        </draw:custom-shape>
        <draw:g>
          <draw:custom-shape draw:style-name="gr11" draw:text-style-name="P1" draw:layer="layout" svg:width="0.405cm" svg:height="0.405cm" svg:x="10.907cm" svg:y="10.33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6cm" svg:height="0.405cm" svg:x="11.312cm" svg:y="10.33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svg:x="11.718cm" svg:y="10.33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svg:x="12.123cm" svg:y="10.3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5cm" svg:height="0.405cm" svg:x="14.565cm" svg:y="9.52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svg:x="14.97cm" svg:y="9.52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6cm" svg:x="14.97cm" svg:y="9.929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6cm" svg:height="0.406cm" svg:x="15.375cm" svg:y="9.92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6cm" svg:height="0.406cm" svg:x="11.312cm" svg:y="9.11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6cm" svg:x="11.718cm" svg:y="9.11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6cm" svg:height="0.406cm" svg:x="11.312cm" svg:y="9.52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6cm" svg:x="11.718cm" svg:y="9.52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6cm" svg:height="0.405cm" draw:transform="rotate (-3.14159265358979) translate (12.123cm 10.335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draw:transform="rotate (-3.14159265358979) translate (11.717cm 10.335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draw:transform="rotate (-3.14159265358979) translate (11.312cm 10.335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6cm" draw:transform="rotate (-3.14159265358979) translate (11.312cm 9.93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5cm" svg:height="0.405cm" draw:transform="rotate (-1.5707963267949) translate (12.934cm 9.931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draw:transform="rotate (-1.5707963267949) translate (12.934cm 10.336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6cm" svg:height="0.405cm" draw:transform="rotate (-1.5707963267949) translate (12.528cm 9.525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6cm" draw:transform="rotate (-1.5707963267949) translate (12.529cm 9.931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5cm" svg:height="0.406cm" draw:transform="rotate (-1.5707963267949) translate (13.338cm 9.12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6cm" svg:height="0.405cm" draw:transform="rotate (-1.5707963267949) translate (13.338cm 9.525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draw:transform="rotate (-1.5707963267949) translate (13.338cm 9.931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draw:transform="rotate (-1.5707963267949) translate (13.338cm 10.336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6cm" svg:height="0.405cm" svg:x="14.149cm" svg:y="10.33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svg:x="14.555cm" svg:y="10.33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svg:x="14.96cm" svg:y="10.33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svg:x="15.365cm" svg:y="10.3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5cm" svg:height="0.405cm" svg:x="17.162cm" svg:y="10.55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6cm" svg:height="0.405cm" svg:x="17.567cm" svg:y="10.5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svg:x="17.973cm" svg:y="10.5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svg:x="18.378cm" svg:y="10.5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5cm" svg:height="0.405cm" svg:x="20.82cm" svg:y="9.74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svg:x="21.225cm" svg:y="9.74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6cm" svg:x="21.225cm" svg:y="10.1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6cm" svg:height="0.406cm" svg:x="21.63cm" svg:y="10.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6cm" svg:height="0.406cm" svg:x="17.567cm" svg:y="9.339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6cm" svg:x="17.973cm" svg:y="9.339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6cm" svg:height="0.406cm" svg:x="17.567cm" svg:y="9.74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6cm" svg:x="17.973cm" svg:y="9.7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6cm" svg:height="0.405cm" draw:transform="rotate (-3.14159265358979) translate (18.378cm 10.556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draw:transform="rotate (-3.14159265358979) translate (17.972cm 10.556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draw:transform="rotate (-3.14159265358979) translate (17.567cm 10.556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6cm" draw:transform="rotate (-3.14159265358979) translate (17.567cm 10.151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5cm" svg:height="0.405cm" draw:transform="rotate (-1.5707963267949) translate (19.189cm 10.152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draw:transform="rotate (-1.5707963267949) translate (19.189cm 10.557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6cm" svg:height="0.405cm" draw:transform="rotate (-1.5707963267949) translate (18.783cm 9.746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6cm" draw:transform="rotate (-1.5707963267949) translate (18.784cm 10.152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5cm" svg:height="0.406cm" draw:transform="rotate (-1.5707963267949) translate (19.593cm 9.341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6cm" svg:height="0.405cm" draw:transform="rotate (-1.5707963267949) translate (19.593cm 9.746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draw:transform="rotate (-1.5707963267949) translate (19.593cm 10.152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draw:transform="rotate (-1.5707963267949) translate (19.593cm 10.557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6cm" svg:height="0.405cm" svg:x="20.404cm" svg:y="10.55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svg:x="20.81cm" svg:y="10.5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svg:x="21.215cm" svg:y="10.5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svg:x="21.62cm" svg:y="10.5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5cm" svg:height="0.405cm" draw:transform="rotate (-3.14159265358979) translate (21.27cm 10.606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draw:transform="rotate (-3.14159265358979) translate (20.865cm 10.606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6cm" svg:height="0.405cm" draw:transform="rotate (-3.14159265358979) translate (20.46cm 10.606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6cm" svg:height="0.405cm" draw:transform="rotate (-3.14159265358979) translate (20.46cm 11.012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5cm" svg:height="0.405cm" svg:x="17.16cm" svg:y="10.55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6cm" svg:height="0.405cm" svg:x="17.565cm" svg:y="10.5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svg:x="17.971cm" svg:y="10.5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svg:x="18.376cm" svg:y="10.5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5cm" svg:height="0.405cm" svg:x="20.818cm" svg:y="9.74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svg:x="21.223cm" svg:y="9.74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6cm" svg:x="21.223cm" svg:y="10.1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6cm" svg:height="0.406cm" svg:x="21.628cm" svg:y="10.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6cm" svg:height="0.406cm" svg:x="17.565cm" svg:y="9.339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6cm" svg:x="17.971cm" svg:y="9.339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6cm" svg:height="0.406cm" svg:x="17.565cm" svg:y="9.74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6cm" svg:x="17.971cm" svg:y="9.7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6cm" svg:height="0.405cm" draw:transform="rotate (-3.14159265358979) translate (18.376cm 10.556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draw:transform="rotate (-3.14159265358979) translate (17.97cm 10.556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draw:transform="rotate (-3.14159265358979) translate (17.565cm 10.556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6cm" draw:transform="rotate (-3.14159265358979) translate (17.565cm 10.151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5cm" svg:height="0.405cm" draw:transform="rotate (-1.5707963267949) translate (19.187cm 10.152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draw:transform="rotate (-1.5707963267949) translate (19.187cm 10.557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6cm" svg:height="0.405cm" draw:transform="rotate (-1.5707963267949) translate (18.781cm 9.746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6cm" draw:transform="rotate (-1.5707963267949) translate (18.782cm 10.152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5cm" svg:height="0.406cm" draw:transform="rotate (-1.5707963267949) translate (19.591cm 9.341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6cm" svg:height="0.405cm" draw:transform="rotate (-1.5707963267949) translate (19.591cm 9.746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draw:transform="rotate (-1.5707963267949) translate (19.591cm 10.152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draw:transform="rotate (-1.5707963267949) translate (19.591cm 10.557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6cm" svg:height="0.405cm" svg:x="20.402cm" svg:y="10.55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svg:x="20.808cm" svg:y="10.5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svg:x="21.213cm" svg:y="10.5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svg:x="21.618cm" svg:y="10.5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405cm" svg:height="0.406cm" svg:x="20.01cm" svg:y="9.33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6cm" svg:x="20.415cm" svg:y="9.33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6cm" svg:x="20.82cm" svg:y="9.33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5cm" svg:x="20.415cm" svg:y="9.745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1" draw:layer="layout" svg:width="4.874cm" svg:height="5.727cm" svg:x="10.861cm" svg:y="11.062cm">
          <text:p/>
          <draw:enhanced-geometry svg:viewBox="0 0 21600 21600" draw:type="rectangle" draw:enhanced-path="M 0 0 L 21600 0 21600 21600 0 21600 0 0 Z N"/>
        </draw:custom-shape>
        <draw:g>
          <draw:custom-shape draw:style-name="gr11" draw:text-style-name="P1" draw:layer="layout" svg:width="0.405cm" svg:height="0.405cm" svg:x="10.861cm" svg:y="16.38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6cm" svg:height="0.405cm" svg:x="11.266cm" svg:y="16.38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svg:x="11.672cm" svg:y="16.38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svg:x="12.077cm" svg:y="16.38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5cm" svg:height="0.405cm" svg:x="14.519cm" svg:y="15.57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svg:x="14.924cm" svg:y="15.57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6cm" svg:x="14.924cm" svg:y="15.97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6cm" svg:height="0.406cm" svg:x="15.329cm" svg:y="15.9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6cm" svg:height="0.406cm" svg:x="11.266cm" svg:y="15.16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6cm" svg:x="11.672cm" svg:y="15.16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6cm" svg:height="0.406cm" svg:x="11.266cm" svg:y="15.57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6cm" svg:x="11.672cm" svg:y="15.5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6cm" svg:height="0.405cm" draw:transform="rotate (-3.14159265358979) translate (12.077cm 16.384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draw:transform="rotate (-3.14159265358979) translate (11.671cm 16.384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draw:transform="rotate (-3.14159265358979) translate (11.266cm 16.384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6cm" draw:transform="rotate (-3.14159265358979) translate (11.266cm 15.979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5cm" svg:height="0.405cm" draw:transform="rotate (-1.5707963267949) translate (12.888cm 15.98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draw:transform="rotate (-1.5707963267949) translate (12.888cm 16.385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6cm" svg:height="0.405cm" draw:transform="rotate (-1.5707963267949) translate (12.482cm 15.574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6cm" draw:transform="rotate (-1.5707963267949) translate (12.483cm 15.98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5cm" svg:height="0.406cm" draw:transform="rotate (-1.5707963267949) translate (13.292cm 15.169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6cm" svg:height="0.405cm" draw:transform="rotate (-1.5707963267949) translate (13.292cm 15.574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draw:transform="rotate (-1.5707963267949) translate (13.292cm 15.98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draw:transform="rotate (-1.5707963267949) translate (13.292cm 16.385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6cm" svg:height="0.405cm" svg:x="14.103cm" svg:y="16.38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svg:x="14.509cm" svg:y="16.38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svg:x="14.914cm" svg:y="16.38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svg:x="15.319cm" svg:y="16.38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5cm" svg:height="0.405cm" draw:transform="rotate (-3.14159265358979) translate (14.969cm 16.434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draw:transform="rotate (-3.14159265358979) translate (14.564cm 16.434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6cm" svg:height="0.405cm" draw:transform="rotate (-3.14159265358979) translate (14.159cm 16.434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6cm" svg:height="0.405cm" draw:transform="rotate (-3.14159265358979) translate (14.159cm 16.84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5cm" svg:height="0.405cm" svg:x="10.859cm" svg:y="16.38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6cm" svg:height="0.405cm" svg:x="11.264cm" svg:y="16.38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svg:x="11.67cm" svg:y="16.38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svg:x="12.075cm" svg:y="16.38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5cm" svg:height="0.405cm" svg:x="14.517cm" svg:y="15.57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svg:x="14.922cm" svg:y="15.57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6cm" svg:x="14.922cm" svg:y="15.97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6cm" svg:height="0.406cm" svg:x="15.327cm" svg:y="15.9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6cm" svg:height="0.406cm" svg:x="11.264cm" svg:y="15.16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6cm" svg:x="11.67cm" svg:y="15.16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6cm" svg:height="0.406cm" svg:x="11.264cm" svg:y="15.57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6cm" svg:x="11.67cm" svg:y="15.5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6cm" svg:height="0.405cm" draw:transform="rotate (-3.14159265358979) translate (12.075cm 16.384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draw:transform="rotate (-3.14159265358979) translate (11.669cm 16.384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draw:transform="rotate (-3.14159265358979) translate (11.264cm 16.384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6cm" draw:transform="rotate (-3.14159265358979) translate (11.264cm 15.979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5cm" svg:height="0.405cm" draw:transform="rotate (-1.5707963267949) translate (12.886cm 15.98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draw:transform="rotate (-1.5707963267949) translate (12.886cm 16.385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6cm" svg:height="0.405cm" draw:transform="rotate (-1.5707963267949) translate (12.48cm 15.574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6cm" draw:transform="rotate (-1.5707963267949) translate (12.481cm 15.98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5cm" svg:height="0.406cm" draw:transform="rotate (-1.5707963267949) translate (13.29cm 15.169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6cm" svg:height="0.405cm" draw:transform="rotate (-1.5707963267949) translate (13.29cm 15.574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draw:transform="rotate (-1.5707963267949) translate (13.29cm 15.98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draw:transform="rotate (-1.5707963267949) translate (13.29cm 16.385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406cm" svg:height="0.405cm" svg:x="14.101cm" svg:y="16.38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svg:x="14.507cm" svg:y="16.38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svg:x="14.912cm" svg:y="16.38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405cm" svg:height="0.405cm" svg:x="15.317cm" svg:y="16.38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05cm" svg:height="0.405cm" draw:transform="rotate (-1.5707963267949) translate (13.695cm 15.168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6cm" svg:height="0.406cm" draw:transform="rotate (-1.5707963267949) translate (13.696cm 15.573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6cm" draw:transform="rotate (-1.5707963267949) translate (13.696cm 15.979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6cm" draw:transform="rotate (-1.5707963267949) translate (13.696cm 16.384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" draw:layer="layout" svg:width="0.406cm" svg:height="0.406cm" svg:x="13.708cm" svg:y="15.16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05cm" svg:height="0.406cm" svg:x="14.114cm" svg:y="15.16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06cm" svg:height="0.406cm" svg:x="13.708cm" svg:y="15.57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05cm" svg:height="0.406cm" svg:x="14.114cm" svg:y="15.57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custom-shape draw:style-name="gr9" draw:text-style-name="P1" draw:layer="layout" svg:width="4.874cm" svg:height="5.727cm" svg:x="14.212cm" svg:y="12.548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0.405cm" svg:height="0.405cm" svg:x="14.212cm" svg:y="17.87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6cm" svg:height="0.405cm" svg:x="14.617cm" svg:y="17.8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15.023cm" svg:y="17.8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15.428cm" svg:y="17.8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5cm" svg:height="0.405cm" svg:x="17.87cm" svg:y="17.059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18.275cm" svg:y="17.059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svg:x="18.275cm" svg:y="17.46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6cm" svg:height="0.406cm" svg:x="18.68cm" svg:y="17.46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6cm" svg:height="0.406cm" svg:x="14.617cm" svg:y="16.6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svg:x="15.023cm" svg:y="16.6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6cm" svg:height="0.406cm" svg:x="14.617cm" svg:y="17.059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svg:x="15.023cm" svg:y="17.05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405cm" svg:height="0.406cm" svg:x="17.06cm" svg:y="16.65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6cm" svg:x="17.465cm" svg:y="16.65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6cm" svg:x="17.87cm" svg:y="16.65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5cm" svg:x="17.465cm" svg:y="17.05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5cm" svg:height="0.405cm" draw:transform="rotate (-3.14159265358979) translate (18.27cm 17.87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draw:transform="rotate (-3.14159265358979) translate (17.865cm 17.87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6cm" svg:height="0.405cm" draw:transform="rotate (-3.14159265358979) translate (17.46cm 17.87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6cm" svg:height="0.405cm" draw:transform="rotate (-3.14159265358979) translate (17.46cm 18.276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6cm" svg:height="0.405cm" draw:transform="rotate (-3.14159265358979) translate (15.428cm 17.87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draw:transform="rotate (-3.14159265358979) translate (15.022cm 17.87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draw:transform="rotate (-3.14159265358979) translate (14.617cm 17.87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draw:transform="rotate (-3.14159265358979) translate (14.617cm 17.465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405cm" svg:height="0.406cm" draw:transform="rotate (1.5707963267949) translate (16.643cm 18.276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5cm" svg:height="0.406cm" draw:transform="rotate (1.5707963267949) translate (16.643cm 17.871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6cm" draw:transform="rotate (1.5707963267949) translate (16.643cm 17.466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5cm" draw:transform="rotate (1.5707963267949) translate (17.049cm 17.466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5cm" svg:height="0.405cm" draw:transform="rotate (-1.5707963267949) translate (16.239cm 17.466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draw:transform="rotate (-1.5707963267949) translate (16.239cm 17.871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6cm" svg:height="0.405cm" draw:transform="rotate (-1.5707963267949) translate (15.833cm 17.06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draw:transform="rotate (-1.5707963267949) translate (15.834cm 17.466cm)">
            <text:p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1" draw:layer="layout" svg:width="0.035cm" svg:height="0.001cm" svg:x="12.561cm" svg:y="14.939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0.405cm" svg:height="0.405cm" draw:transform="rotate (-1.5707963267949) translate (16.643cm 16.655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6cm" svg:height="0.405cm" draw:transform="rotate (-1.5707963267949) translate (16.643cm 17.06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draw:transform="rotate (-1.5707963267949) translate (16.643cm 17.466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draw:transform="rotate (-1.5707963267949) translate (16.643cm 17.871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6cm" svg:height="0.405cm" svg:x="17.454cm" svg:y="17.87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17.86cm" svg:y="17.8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18.265cm" svg:y="17.8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18.67cm" svg:y="17.87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1" draw:layer="layout" svg:width="4.874cm" svg:height="5.727cm" svg:x="19.707cm" svg:y="12.538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0.406cm" svg:height="0.405cm" svg:x="19.707cm" svg:y="17.86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20.113cm" svg:y="17.8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20.518cm" svg:y="17.8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20.923cm" svg:y="17.8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6cm" svg:height="0.405cm" svg:x="23.365cm" svg:y="17.049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23.771cm" svg:y="17.049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svg:x="23.771cm" svg:y="17.45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svg:x="24.176cm" svg:y="17.4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5cm" svg:height="0.406cm" svg:x="20.113cm" svg:y="16.64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svg:x="20.518cm" svg:y="16.64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svg:x="20.113cm" svg:y="17.049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svg:x="20.518cm" svg:y="17.04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405cm" svg:height="0.406cm" svg:x="22.555cm" svg:y="16.64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6cm" svg:x="22.96cm" svg:y="16.64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6cm" svg:height="0.406cm" svg:x="23.365cm" svg:y="16.64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5cm" svg:x="22.96cm" svg:y="17.04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5cm" svg:height="0.405cm" draw:transform="rotate (-3.14159265358979) translate (23.765cm 17.86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draw:transform="rotate (-3.14159265358979) translate (23.36cm 17.86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draw:transform="rotate (-3.14159265358979) translate (22.955cm 17.86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draw:transform="rotate (-3.14159265358979) translate (22.955cm 18.266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5cm" svg:height="0.405cm" draw:transform="rotate (-3.14159265358979) translate (20.923cm 17.86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draw:transform="rotate (-3.14159265358979) translate (20.518cm 17.86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6cm" svg:height="0.405cm" draw:transform="rotate (-3.14159265358979) translate (20.113cm 17.86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6cm" svg:height="0.406cm" draw:transform="rotate (-3.14159265358979) translate (20.113cm 17.455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405cm" svg:height="0.405cm" draw:transform="rotate (1.5707963267949) translate (22.139cm 18.266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5cm" svg:height="0.405cm" draw:transform="rotate (1.5707963267949) translate (22.139cm 17.861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5cm" draw:transform="rotate (1.5707963267949) translate (22.139cm 17.456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5cm" draw:transform="rotate (1.5707963267949) translate (22.544cm 17.456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5cm" svg:height="0.405cm" draw:transform="rotate (-1.5707963267949) translate (21.734cm 17.456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draw:transform="rotate (-1.5707963267949) translate (21.734cm 17.861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6cm" svg:height="0.405cm" draw:transform="rotate (-1.5707963267949) translate (21.328cm 17.05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draw:transform="rotate (-1.5707963267949) translate (21.329cm 17.456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5cm" svg:height="0.405cm" draw:transform="rotate (-1.5707963267949) translate (22.138cm 16.645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6cm" svg:height="0.406cm" draw:transform="rotate (-1.5707963267949) translate (22.139cm 17.05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draw:transform="rotate (-1.5707963267949) translate (22.139cm 17.456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draw:transform="rotate (-1.5707963267949) translate (22.139cm 17.861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6cm" svg:height="0.405cm" svg:x="22.949cm" svg:y="17.86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23.355cm" svg:y="17.8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23.76cm" svg:y="17.8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24.165cm" svg:y="17.86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1" draw:layer="layout" svg:width="4.874cm" svg:height="5.727cm" svg:x="14.187cm" svg:y="6.316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0.405cm" svg:height="0.405cm" svg:x="14.187cm" svg:y="11.639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6cm" svg:height="0.405cm" svg:x="14.592cm" svg:y="11.63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14.998cm" svg:y="11.63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15.403cm" svg:y="11.63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5cm" svg:height="0.405cm" svg:x="17.845cm" svg:y="10.82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18.25cm" svg:y="10.82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svg:x="18.25cm" svg:y="11.23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6cm" svg:height="0.406cm" svg:x="18.655cm" svg:y="11.23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6cm" svg:height="0.406cm" svg:x="14.592cm" svg:y="10.46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svg:x="14.998cm" svg:y="10.46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6cm" svg:height="0.406cm" svg:x="14.592cm" svg:y="10.8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svg:x="14.998cm" svg:y="10.8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5cm" svg:height="0.405cm" draw:transform="rotate (-3.14159265358979) translate (18.245cm 11.638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draw:transform="rotate (-3.14159265358979) translate (17.84cm 11.638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6cm" svg:height="0.405cm" draw:transform="rotate (-3.14159265358979) translate (17.435cm 11.638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6cm" svg:height="0.405cm" draw:transform="rotate (-3.14159265358979) translate (17.435cm 12.044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6cm" svg:height="0.405cm" draw:transform="rotate (-3.14159265358979) translate (15.403cm 11.638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draw:transform="rotate (-3.14159265358979) translate (14.997cm 11.638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draw:transform="rotate (-3.14159265358979) translate (14.592cm 11.638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draw:transform="rotate (-3.14159265358979) translate (14.592cm 11.233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5cm" svg:height="0.405cm" draw:transform="rotate (-1.5707963267949) translate (16.214cm 11.277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draw:transform="rotate (-1.5707963267949) translate (16.214cm 11.682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6cm" svg:height="0.405cm" draw:transform="rotate (-1.5707963267949) translate (15.808cm 10.871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draw:transform="rotate (-1.5707963267949) translate (15.809cm 11.277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5cm" svg:height="0.406cm" draw:transform="rotate (-1.5707963267949) translate (16.618cm 10.466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6cm" svg:height="0.405cm" draw:transform="rotate (-1.5707963267949) translate (16.618cm 10.871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draw:transform="rotate (-1.5707963267949) translate (16.618cm 11.277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draw:transform="rotate (-1.5707963267949) translate (16.618cm 11.682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6cm" svg:height="0.405cm" svg:x="17.429cm" svg:y="11.639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17.835cm" svg:y="11.63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18.24cm" svg:y="11.63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18.645cm" svg:y="11.638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1" draw:layer="layout" svg:width="4.874cm" svg:height="5.727cm" svg:x="19.682cm" svg:y="6.306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0.406cm" svg:height="0.405cm" svg:x="19.682cm" svg:y="11.629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20.088cm" svg:y="11.62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20.493cm" svg:y="11.62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20.898cm" svg:y="11.6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6cm" svg:height="0.405cm" svg:x="23.34cm" svg:y="10.81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23.746cm" svg:y="10.81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svg:x="23.746cm" svg:y="11.22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svg:x="24.151cm" svg:y="11.2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5cm" svg:height="0.406cm" svg:x="20.088cm" svg:y="10.45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svg:x="20.493cm" svg:y="10.45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svg:x="20.088cm" svg:y="10.8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svg:x="20.493cm" svg:y="10.8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405cm" svg:height="0.406cm" svg:x="22.519cm" svg:y="10.41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6cm" svg:x="22.924cm" svg:y="10.41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6cm" svg:height="0.406cm" svg:x="23.329cm" svg:y="10.41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5cm" svg:x="22.924cm" svg:y="10.81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5cm" svg:height="0.405cm" draw:transform="rotate (-3.14159265358979) translate (23.74cm 11.628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draw:transform="rotate (-3.14159265358979) translate (23.335cm 11.628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draw:transform="rotate (-3.14159265358979) translate (22.93cm 11.628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draw:transform="rotate (-3.14159265358979) translate (22.93cm 12.034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5cm" svg:height="0.405cm" draw:transform="rotate (-3.14159265358979) translate (20.898cm 11.628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draw:transform="rotate (-3.14159265358979) translate (20.493cm 11.628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6cm" svg:height="0.405cm" draw:transform="rotate (-3.14159265358979) translate (20.088cm 11.628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6cm" svg:height="0.406cm" draw:transform="rotate (-3.14159265358979) translate (20.088cm 11.223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405cm" svg:height="0.405cm" draw:transform="rotate (1.5707963267949) translate (22.114cm 12.03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5cm" svg:height="0.405cm" draw:transform="rotate (1.5707963267949) translate (22.114cm 11.629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5cm" draw:transform="rotate (1.5707963267949) translate (22.114cm 11.22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5cm" draw:transform="rotate (1.5707963267949) translate (22.519cm 11.224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5cm" svg:height="0.405cm" draw:transform="rotate (-1.5707963267949) translate (21.709cm 11.267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draw:transform="rotate (-1.5707963267949) translate (21.709cm 11.672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6cm" svg:height="0.405cm" draw:transform="rotate (-1.5707963267949) translate (21.303cm 10.861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draw:transform="rotate (-1.5707963267949) translate (21.304cm 11.267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5cm" svg:height="0.405cm" draw:transform="rotate (-1.5707963267949) translate (22.113cm 10.456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6cm" svg:height="0.406cm" draw:transform="rotate (-1.5707963267949) translate (22.114cm 10.861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draw:transform="rotate (-1.5707963267949) translate (22.114cm 11.267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draw:transform="rotate (-1.5707963267949) translate (22.114cm 11.672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6cm" svg:height="0.405cm" svg:x="22.924cm" svg:y="11.629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23.33cm" svg:y="11.62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23.735cm" svg:y="11.62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24.14cm" svg:y="11.6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405cm" svg:height="0.405cm" draw:transform="rotate (-1.5707963267949) translate (16.213cm 10.017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6cm" draw:transform="rotate (-1.5707963267949) translate (16.214cm 10.422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6cm" svg:height="0.406cm" draw:transform="rotate (-1.5707963267949) translate (16.214cm 10.827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5cm" draw:transform="rotate (-1.5707963267949) translate (15.808cm 10.422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405cm" svg:height="0.406cm" svg:x="17.845cm" svg:y="10.42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5cm" svg:height="0.406cm" svg:x="18.25cm" svg:y="10.42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6cm" svg:x="18.655cm" svg:y="10.42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5cm" svg:x="18.655cm" svg:y="10.82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0.405cm" svg:height="0.405cm" draw:transform="rotate (-1.5707963267949) translate (24.557cm 10.412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05cm" svg:height="0.405cm" draw:transform="rotate (-1.5707963267949) translate (24.557cm 10.81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06cm" svg:height="0.405cm" draw:transform="rotate (-1.5707963267949) translate (24.151cm 10.00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05cm" svg:height="0.406cm" draw:transform="rotate (-1.5707963267949) translate (24.152cm 10.412cm)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1" draw:layer="layout" svg:width="4.874cm" svg:height="5.727cm" svg:x="3.21cm" svg:y="12.497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0.405cm" svg:height="0.405cm" svg:x="3.21cm" svg:y="17.8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6cm" svg:height="0.405cm" svg:x="3.615cm" svg:y="17.819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4.021cm" svg:y="17.819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4.426cm" svg:y="17.81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405cm" svg:height="0.405cm" svg:x="6.868cm" svg:y="17.0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05cm" svg:height="0.405cm" svg:x="7.273cm" svg:y="17.0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05cm" svg:height="0.406cm" svg:x="7.273cm" svg:y="17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06cm" svg:height="0.406cm" svg:x="7.678cm" svg:y="17.41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05cm" svg:height="0.405cm" svg:x="6.058cm" svg:y="16.1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05cm" svg:height="0.405cm" svg:x="6.463cm" svg:y="16.1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05cm" svg:height="0.405cm" svg:x="6.868cm" svg:y="16.1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05cm" svg:height="0.405cm" svg:x="6.868cm" svg:y="15.79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6cm" svg:height="0.406cm" svg:x="3.615cm" svg:y="16.64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svg:x="4.021cm" svg:y="16.64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6cm" svg:height="0.406cm" svg:x="3.615cm" svg:y="17.05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svg:x="4.021cm" svg:y="17.05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405cm" svg:height="0.406cm" svg:x="6.058cm" svg:y="16.60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6cm" svg:x="6.463cm" svg:y="16.60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6cm" svg:x="6.868cm" svg:y="16.60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5cm" svg:x="6.463cm" svg:y="17.00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5cm" svg:height="0.405cm" draw:transform="rotate (-3.14159265358979) translate (7.268cm 17.819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draw:transform="rotate (-3.14159265358979) translate (6.863cm 17.819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6cm" svg:height="0.405cm" draw:transform="rotate (-3.14159265358979) translate (6.458cm 17.819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6cm" svg:height="0.405cm" draw:transform="rotate (-3.14159265358979) translate (6.458cm 18.225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6cm" svg:height="0.405cm" draw:transform="rotate (-3.14159265358979) translate (4.426cm 17.819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draw:transform="rotate (-3.14159265358979) translate (4.02cm 17.819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draw:transform="rotate (-3.14159265358979) translate (3.615cm 17.819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draw:transform="rotate (-3.14159265358979) translate (3.615cm 17.414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405cm" svg:height="0.406cm" draw:transform="rotate (1.5707963267949) translate (5.641cm 18.225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5cm" svg:height="0.406cm" draw:transform="rotate (1.5707963267949) translate (5.641cm 17.82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6cm" draw:transform="rotate (1.5707963267949) translate (5.641cm 17.415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5cm" draw:transform="rotate (1.5707963267949) translate (6.047cm 17.415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5cm" svg:height="0.405cm" draw:transform="rotate (-1.5707963267949) translate (5.237cm 17.458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draw:transform="rotate (-1.5707963267949) translate (5.237cm 17.863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6cm" svg:height="0.405cm" draw:transform="rotate (-1.5707963267949) translate (4.831cm 17.052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draw:transform="rotate (-1.5707963267949) translate (4.832cm 17.458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5cm" svg:height="0.405cm" draw:transform="rotate (-1.5707963267949) translate (5.641cm 16.647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6cm" svg:height="0.405cm" draw:transform="rotate (-1.5707963267949) translate (5.641cm 17.052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draw:transform="rotate (-1.5707963267949) translate (5.641cm 17.458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draw:transform="rotate (-1.5707963267949) translate (5.641cm 17.863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6cm" svg:height="0.405cm" svg:x="6.452cm" svg:y="17.8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6.858cm" svg:y="17.819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7.263cm" svg:y="17.819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7.668cm" svg:y="17.819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1" draw:layer="layout" svg:width="4.874cm" svg:height="5.727cm" svg:x="8.705cm" svg:y="12.487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0.406cm" svg:height="0.405cm" svg:x="8.705cm" svg:y="17.8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9.111cm" svg:y="17.809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9.516cm" svg:y="17.809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9.921cm" svg:y="17.80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6cm" svg:height="0.405cm" svg:x="12.363cm" svg:y="16.99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12.769cm" svg:y="16.99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svg:x="12.769cm" svg:y="17.40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svg:x="13.174cm" svg:y="17.40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5cm" svg:height="0.406cm" svg:x="9.111cm" svg:y="16.63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svg:x="9.516cm" svg:y="16.63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svg:x="9.111cm" svg:y="17.04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svg:x="9.516cm" svg:y="17.04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405cm" svg:height="0.406cm" svg:x="11.553cm" svg:y="16.59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6cm" svg:x="11.958cm" svg:y="16.59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6cm" svg:height="0.406cm" svg:x="12.363cm" svg:y="16.59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5cm" svg:x="11.958cm" svg:y="16.99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5cm" svg:height="0.405cm" draw:transform="rotate (-3.14159265358979) translate (12.763cm 17.809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draw:transform="rotate (-3.14159265358979) translate (12.358cm 17.809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draw:transform="rotate (-3.14159265358979) translate (11.953cm 17.809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draw:transform="rotate (-3.14159265358979) translate (11.953cm 18.215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5cm" svg:height="0.405cm" draw:transform="rotate (-3.14159265358979) translate (9.921cm 17.809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draw:transform="rotate (-3.14159265358979) translate (9.516cm 17.809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6cm" svg:height="0.405cm" draw:transform="rotate (-3.14159265358979) translate (9.111cm 17.809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6cm" svg:height="0.406cm" draw:transform="rotate (-3.14159265358979) translate (9.111cm 17.404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405cm" svg:height="0.405cm" draw:transform="rotate (1.5707963267949) translate (11.137cm 18.215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5cm" svg:height="0.405cm" draw:transform="rotate (1.5707963267949) translate (11.137cm 17.81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5cm" draw:transform="rotate (1.5707963267949) translate (11.137cm 17.405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5cm" draw:transform="rotate (1.5707963267949) translate (11.542cm 17.405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5cm" svg:height="0.405cm" draw:transform="rotate (-1.5707963267949) translate (10.732cm 17.448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draw:transform="rotate (-1.5707963267949) translate (10.732cm 17.853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6cm" svg:height="0.405cm" draw:transform="rotate (-1.5707963267949) translate (10.326cm 17.042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draw:transform="rotate (-1.5707963267949) translate (10.327cm 17.448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5cm" svg:height="0.405cm" draw:transform="rotate (-1.5707963267949) translate (11.136cm 16.637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6cm" svg:height="0.406cm" draw:transform="rotate (-1.5707963267949) translate (11.137cm 17.042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draw:transform="rotate (-1.5707963267949) translate (11.137cm 17.448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draw:transform="rotate (-1.5707963267949) translate (11.137cm 17.853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6cm" svg:height="0.405cm" svg:x="11.947cm" svg:y="17.8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12.353cm" svg:y="17.809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12.758cm" svg:y="17.809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13.163cm" svg:y="17.80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0.406cm" svg:height="0.405cm" draw:transform="rotate (-1.5707963267949) translate (10.731cm 16.594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05cm" svg:height="0.405cm" draw:transform="rotate (-1.5707963267949) translate (10.731cm 1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05cm" svg:height="0.405cm" draw:transform="rotate (-1.5707963267949) translate (10.325cm 16.18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06cm" svg:height="0.406cm" draw:transform="rotate (-1.5707963267949) translate (10.326cm 16.594cm)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1" draw:layer="layout" svg:width="4.874cm" svg:height="5.727cm" svg:x="3.185cm" svg:y="6.26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0.405cm" svg:height="0.405cm" svg:x="3.185cm" svg:y="11.58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6cm" svg:height="0.405cm" svg:x="3.59cm" svg:y="11.58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3.996cm" svg:y="11.58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4.401cm" svg:y="11.58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5cm" svg:height="0.405cm" svg:x="6.843cm" svg:y="10.77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7.248cm" svg:y="10.77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svg:x="7.248cm" svg:y="11.18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6cm" svg:height="0.406cm" svg:x="7.653cm" svg:y="11.18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6cm" svg:height="0.406cm" svg:x="3.59cm" svg:y="10.41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svg:x="3.996cm" svg:y="10.41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6cm" svg:height="0.406cm" svg:x="3.59cm" svg:y="10.819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svg:x="3.996cm" svg:y="10.81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5cm" svg:height="0.405cm" draw:transform="rotate (-3.14159265358979) translate (7.243cm 11.587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draw:transform="rotate (-3.14159265358979) translate (6.838cm 11.587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6cm" svg:height="0.405cm" draw:transform="rotate (-3.14159265358979) translate (6.433cm 11.587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6cm" svg:height="0.405cm" draw:transform="rotate (-3.14159265358979) translate (6.433cm 11.993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6cm" svg:height="0.405cm" draw:transform="rotate (-3.14159265358979) translate (4.401cm 11.587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draw:transform="rotate (-3.14159265358979) translate (3.995cm 11.587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draw:transform="rotate (-3.14159265358979) translate (3.59cm 11.587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draw:transform="rotate (-3.14159265358979) translate (3.59cm 11.182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405cm" svg:height="0.406cm" draw:transform="rotate (1.5707963267949) translate (5.616cm 11.993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5cm" svg:height="0.406cm" draw:transform="rotate (1.5707963267949) translate (5.616cm 11.588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6cm" draw:transform="rotate (1.5707963267949) translate (5.616cm 11.183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5cm" draw:transform="rotate (1.5707963267949) translate (6.022cm 11.183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5cm" svg:height="0.405cm" draw:transform="rotate (-1.5707963267949) translate (5.212cm 11.226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draw:transform="rotate (-1.5707963267949) translate (5.212cm 11.631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6cm" svg:height="0.405cm" draw:transform="rotate (-1.5707963267949) translate (4.806cm 10.82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draw:transform="rotate (-1.5707963267949) translate (4.807cm 11.226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5cm" svg:height="0.406cm" draw:transform="rotate (-1.5707963267949) translate (5.616cm 10.415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6cm" svg:height="0.405cm" draw:transform="rotate (-1.5707963267949) translate (5.616cm 10.82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draw:transform="rotate (-1.5707963267949) translate (5.616cm 11.226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draw:transform="rotate (-1.5707963267949) translate (5.616cm 11.631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6cm" svg:height="0.405cm" svg:x="6.427cm" svg:y="11.58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6.833cm" svg:y="11.58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7.238cm" svg:y="11.58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7.643cm" svg:y="11.587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1" draw:layer="layout" svg:width="4.874cm" svg:height="5.727cm" svg:x="8.68cm" svg:y="6.25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0.406cm" svg:height="0.405cm" svg:x="8.68cm" svg:y="11.57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9.086cm" svg:y="11.57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9.491cm" svg:y="11.57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9.896cm" svg:y="11.57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6cm" svg:height="0.405cm" svg:x="12.338cm" svg:y="10.76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12.744cm" svg:y="10.76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svg:x="12.744cm" svg:y="11.17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svg:x="13.149cm" svg:y="11.17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5cm" svg:height="0.406cm" svg:x="9.086cm" svg:y="10.3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svg:x="9.491cm" svg:y="10.3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svg:x="9.086cm" svg:y="10.76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svg:x="9.491cm" svg:y="10.76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405cm" svg:height="0.406cm" svg:x="11.528cm" svg:y="10.3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6cm" svg:x="11.933cm" svg:y="10.3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6cm" svg:height="0.406cm" svg:x="12.338cm" svg:y="10.3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5cm" svg:x="11.933cm" svg:y="10.76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5cm" svg:height="0.405cm" draw:transform="rotate (-3.14159265358979) translate (12.738cm 11.577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draw:transform="rotate (-3.14159265358979) translate (12.333cm 11.577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draw:transform="rotate (-3.14159265358979) translate (11.928cm 11.577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draw:transform="rotate (-3.14159265358979) translate (11.928cm 11.983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5cm" svg:height="0.405cm" draw:transform="rotate (-3.14159265358979) translate (9.896cm 11.577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draw:transform="rotate (-3.14159265358979) translate (9.491cm 11.577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6cm" svg:height="0.405cm" draw:transform="rotate (-3.14159265358979) translate (9.086cm 11.577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6cm" svg:height="0.406cm" draw:transform="rotate (-3.14159265358979) translate (9.086cm 11.172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405cm" svg:height="0.405cm" draw:transform="rotate (1.5707963267949) translate (11.112cm 11.983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5cm" svg:height="0.405cm" draw:transform="rotate (1.5707963267949) translate (11.112cm 11.578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5cm" draw:transform="rotate (1.5707963267949) translate (11.112cm 11.173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5cm" draw:transform="rotate (1.5707963267949) translate (11.517cm 11.173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5cm" svg:height="0.405cm" draw:transform="rotate (-1.5707963267949) translate (10.707cm 11.173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draw:transform="rotate (-1.5707963267949) translate (10.707cm 11.578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6cm" svg:height="0.405cm" draw:transform="rotate (-1.5707963267949) translate (10.301cm 10.767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draw:transform="rotate (-1.5707963267949) translate (10.302cm 11.173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5cm" svg:height="0.405cm" draw:transform="rotate (-1.5707963267949) translate (11.111cm 10.362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6cm" svg:height="0.406cm" draw:transform="rotate (-1.5707963267949) translate (11.112cm 10.767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draw:transform="rotate (-1.5707963267949) translate (11.112cm 11.173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6cm" draw:transform="rotate (-1.5707963267949) translate (11.112cm 11.578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406cm" svg:height="0.405cm" svg:x="11.922cm" svg:y="11.57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12.328cm" svg:y="11.57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12.733cm" svg:y="11.57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405cm" svg:height="0.405cm" svg:x="13.138cm" svg:y="11.57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405cm" svg:height="0.405cm" draw:transform="rotate (-1.5707963267949) translate (5.211cm 9.966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6cm" draw:transform="rotate (-1.5707963267949) translate (5.212cm 10.371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6cm" svg:height="0.406cm" draw:transform="rotate (-1.5707963267949) translate (5.212cm 10.776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5cm" draw:transform="rotate (-1.5707963267949) translate (4.806cm 10.371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405cm" svg:height="0.406cm" svg:x="6.843cm" svg:y="10.3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5cm" svg:height="0.406cm" svg:x="7.248cm" svg:y="10.3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6cm" svg:x="7.653cm" svg:y="10.3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06cm" svg:height="0.405cm" svg:x="7.653cm" svg:y="10.77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405cm" svg:height="0.405cm" draw:transform="rotate (-1.5707963267949) translate (9.491cm 9.55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05cm" svg:height="0.405cm" draw:transform="rotate (-1.5707963267949) translate (9.491cm 9.955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05cm" svg:height="0.406cm" draw:transform="rotate (-1.5707963267949) translate (9.086cm 9.955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06cm" svg:height="0.406cm" draw:transform="rotate (-1.5707963267949) translate (9.086cm 10.36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0.405cm" svg:height="0.405cm" draw:transform="rotate (-1.5707963267949) translate (13.555cm 10.361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05cm" svg:height="0.405cm" draw:transform="rotate (-1.5707963267949) translate (13.555cm 10.76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06cm" svg:height="0.405cm" draw:transform="rotate (-1.5707963267949) translate (13.149cm 9.95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05cm" svg:height="0.406cm" draw:transform="rotate (-1.5707963267949) translate (13.15cm 10.361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05cm" svg:height="0.406cm" draw:transform="rotate (-1.5707963267949) translate (17.017cm 10.422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6cm" svg:height="0.405cm" draw:transform="rotate (-1.5707963267949) translate (17.017cm 10.82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draw:transform="rotate (-1.5707963267949) translate (17.017cm 11.233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05cm" svg:height="0.405cm" draw:transform="rotate (-1.5707963267949) translate (17.017cm 11.638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" draw:layer="layout" svg:width="0.406cm" svg:height="0.406cm" svg:x="17.017cm" svg:y="10.42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05cm" svg:height="0.406cm" svg:x="17.423cm" svg:y="10.42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06cm" svg:height="0.406cm" svg:x="17.017cm" svg:y="10.82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05cm" svg:height="0.406cm" svg:x="17.423cm" svg:y="10.8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405cm" svg:height="0.405cm" draw:transform="rotate (-1.5707963267949) translate (16.237cm 16.249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6cm" draw:transform="rotate (-1.5707963267949) translate (16.238cm 16.654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6cm" svg:height="0.406cm" draw:transform="rotate (-1.5707963267949) translate (16.238cm 17.059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5cm" draw:transform="rotate (-1.5707963267949) translate (15.832cm 16.654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0.405cm" svg:height="0.405cm" draw:transform="rotate (-1.5707963267949) translate (17.06cm 16.2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405cm" svg:height="0.405cm" draw:transform="rotate (-1.5707963267949) translate (17.06cm 16.65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406cm" svg:height="0.405cm" draw:transform="rotate (-1.5707963267949) translate (16.654cm 15.84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405cm" svg:height="0.406cm" draw:transform="rotate (-1.5707963267949) translate (16.655cm 16.2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1" draw:layer="layout" svg:width="0.405cm" svg:height="0.405cm" draw:transform="rotate (-1.5707963267949) translate (20.518cm 15.833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05cm" svg:height="0.405cm" draw:transform="rotate (-1.5707963267949) translate (20.518cm 16.238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05cm" svg:height="0.406cm" draw:transform="rotate (-1.5707963267949) translate (20.113cm 16.238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06cm" svg:height="0.406cm" draw:transform="rotate (-1.5707963267949) translate (20.113cm 16.643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405cm" svg:height="0.406cm" svg:x="21.744cm" svg:y="16.23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6cm" svg:x="22.149cm" svg:y="16.23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6cm" svg:height="0.406cm" svg:x="22.554cm" svg:y="16.23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05cm" svg:height="0.405cm" svg:x="22.149cm" svg:y="16.644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adit </meta:initial-creator>
    <meta:creation-date>2015-10-27T10:44:11</meta:creation-date>
    <meta:editing-duration>PT5M19S</meta:editing-duration>
    <meta:editing-cycles>3</meta:editing-cycles>
    <dc:date>2015-11-11T10:48:41</dc:date>
    <dc:creator>Gradit </dc:creator>
    <meta:generator>LibreOffice/3.5$Linux_X86_64 LibreOffice_project/350m1$Build-2</meta:generator>
    <meta:document-statistic meta:object-count="1407"/>
  </office:meta>
</office:document-meta>
</file>